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subtitle">
      <style:graphic-properties draw:fill-color="#ffffff" draw:auto-grow-height="true" fo:min-height="17.936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draw:auto-grow-height="true" fo:min-height="3.507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fo:min-height="3.256cm"/>
    </style:style>
    <style:style style:name="pr7" style:family="presentation" style:parent-style-name="標準-outline1">
      <style:graphic-properties fo:min-height="13.61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6cm" svg:x="1.4cm" svg:y="0.837cm" presentation:class="subtitle">
          <draw:text-box>
            <text:p>2. <text:span text:style-name="T1">Desktop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7cm" svg:x="1.4cm" svg:y="0.837cm" presentation:class="title">
          <draw:text-box>
            <text:p>Desktop-M3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 APIのC++実装</text:p>
                <text:list>
                  <text:list-item>
                    <text:p>MITライセンス</text:p>
                  </text:list-item>
                  <text:list-item>
                    <text:p>(デスクトップの)Linux向け</text:p>
                  </text:list-item>
                  <text:list-item>
                    <text:p>全30クラスを実装したものは世界で唯一</text:p>
                  </text:list-item>
                  <text:list-item>
                    <text:p><text:a xlink:href="http://google.com/">http://google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オリジナルとの違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ではなくC++</text:p>
              </text:list-item>
              <text:list-item>
                <text:p>OpenGL EsではなくOpenGLを利用</text:p>
              </text:list-item>
              <text:list-item>
                <text:p>glut (or etc) が必要</text:p>
                <text:list>
                  <text:list-item>
                    <text:p>bindTarget()/releaseTarget()がない</text:p>
                  </text:list-item>
                </text:list>
              </text:list-item>
              <text:list-item>
                <text:p>一部の機能の削除</text:p>
                <text:list>
                  <text:list-item>
                    <text:p>immediate mode</text:p>
                  </text:list-item>
                </text:list>
              </text:list-item>
              <text:list-item>
                <text:p>一部の機能の追加</text:p>
                <text:list>
                  <text:list-item>
                    <text:p>lookAt()関数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使い方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ReaderWriterのダウンロード</text:p>
                <text:list>
                  <text:list-header>
                    <text:p>src以下を全部コピー</text:p>
                  </text:list-header>
                </text:list>
              </text:list-item>
              <text:list-item>
                <text:p>Desktop-M3Gのダウンロード</text:p>
                <text:list>
                  <text:list-item>
                    <text:p/>
                  </text:list-item>
                </text:list>
              </text:list-item>
              <text:list-item>
                <text:p>必要:libpng, libjpeg, libz, (unitest++)</text:p>
              </text:list-item>
              <text:list-item>
                <text:p>make, make install</text:p>
                <text:list>
                  <text:list-item>
                    <text:p>libm3g.so と ヘッダーファイル</text:p>
                  </text:list-item>
                </text:list>
              </text:list-item>
              <text:list-item>
                <text:p>付属のユニットテストが全部通ればまず大丈夫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サンプル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ampleディレクトリの下に約20個</text:p>
              </text:list-item>
            </text:list>
          </draw:text-box>
        </draw:frame>
        <draw:frame draw:style-name="gr2" draw:layer="layout" svg:width="7cm" svg:height="0.933cm" svg:x="5.5cm" svg:y="13cm">
          <draw:text-box>
            <text:p>ここに本の画像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参考文献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仕様書</text:p>
              </text:list-item>
              <text:list-item>
                <text:p>本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ここでお願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ファイルください!!</text:p>
                <text:list>
                  <text:list-item>
                    <text:p>動作検証のため</text:p>
                  </text:list-item>
                  <text:list-item>
                    <text:p>サンプルとして配布できるとなおうれしい</text:p>
                  </text:list-item>
                  <text:list-item>
                    <text:p>特にアニメーション付きのキャラクターモデル</text:p>
                  </text:list-item>
                  <text:list-item>
                    <text:p>切実で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0T18:16:35</meta:creation-date>
    <meta:editing-duration>PT00H16M16S</meta:editing-duration>
    <meta:editing-cycles>3</meta:editing-cycles>
    <dc:date>2010-08-21T11:21:59</dc:date>
    <meta:generator>OpenOffice.org/3.2$Linux OpenOffice.org_project/320m12$Build-9483</meta:generator>
    <meta:document-statistic meta:object-count="49"/>
  </office:meta>
</office:document-meta>
</file>